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progressbar/" manifest:media-type=""/>
  <manifest:file-entry manifest:full-path="Configurations2/statusbar/"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Calibri" svg:font-family="Calibri"/>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 style:name="invoice-sheet">
      <style:table-properties style:width="6.6924in" table:align="margins"/>
    </style:style>
    <style:style style:family="table-column" style:name="invoice-sheet.A">
      <style:table-column-properties style:column-width="0.4646in" style:rel-column-width="4549*"/>
    </style:style>
    <style:style style:family="table-column" style:name="invoice-sheet.B">
      <style:table-column-properties style:column-width="2.4903in" style:rel-column-width="24386*"/>
    </style:style>
    <style:style style:family="table-column" style:name="invoice-sheet.C">
      <style:table-column-properties style:column-width="0.7313in" style:rel-column-width="7160*"/>
    </style:style>
    <style:style style:family="table-column" style:name="invoice-sheet.D">
      <style:table-column-properties style:column-width="0.9194in" style:rel-column-width="9003*"/>
    </style:style>
    <style:style style:family="table-column" style:name="invoice-sheet.E">
      <style:table-column-properties style:column-width="0.9042in" style:rel-column-width="8854*"/>
    </style:style>
    <style:style style:family="table-column" style:name="invoice-sheet.F">
      <style:table-column-properties style:column-width="1.1826in" style:rel-column-width="11583*"/>
    </style:style>
    <style:style style:family="table-cell" style:name="invoice-sheet.A1">
      <style:table-cell-properties fo:border-bottom="1pt solid #000000" fo:border-left="none" fo:border-right="none" fo:border-top="0.05pt solid #000000" fo:padding="0.0382in"/>
    </style:style>
    <style:style style:family="table-cell" style:name="invoice-sheet.B1">
      <style:table-cell-properties fo:border-bottom="1pt solid #000000" fo:border-left="0.05pt solid #000000" fo:border-right="none" fo:border-top="0.05pt solid #000000" fo:padding="0.0382in"/>
    </style:style>
    <style:style style:family="table-cell" style:name="invoice-sheet.A2">
      <style:table-cell-properties fo:border-bottom="0.05pt solid #808080" fo:border-left="none" fo:border-right="none" fo:border-top="none" fo:padding="0.0382in"/>
    </style:style>
    <style:style style:family="table-cell" style:name="invoice-sheet.B2">
      <style:table-cell-properties fo:border-bottom="0.05pt solid #808080" fo:border-left="0.05pt solid #000000" fo:border-right="none" fo:border-top="none" fo:padding="0.0382in"/>
    </style:style>
    <style:style style:data-style-name="N0" style:family="table-cell" style:name="invoice-sheet.A3">
      <style:table-cell-properties fo:background-color="#e6e6ff" fo:border-bottom="0.05pt solid #808080" fo:border-left="none" fo:border-right="none" fo:border-top="none" fo:padding="0.0382in">
        <style:background-image/>
      </style:table-cell-properties>
    </style:style>
    <style:style style:family="table-cell" style:name="invoice-sheet.B3">
      <style:table-cell-properties fo:background-color="#e6e6ff" fo:border-bottom="0.05pt solid #808080" fo:border-left="0.05pt solid #000000" fo:border-right="none" fo:border-top="none" fo:padding="0.0382in">
        <style:background-image/>
      </style:table-cell-properties>
    </style:style>
    <style:style style:family="table-cell" style:name="invoice-sheet.C3">
      <style:table-cell-properties fo:background-color="#e6e6ff" fo:border-bottom="0.05pt solid #808080" fo:border-left="0.05pt solid #000000" fo:border-right="none" fo:border-top="none" fo:padding="0.0382in">
        <style:background-image/>
      </style:table-cell-properties>
    </style:style>
    <style:style style:family="table-cell" style:name="invoice-sheet.F3">
      <style:table-cell-properties fo:background-color="#e6e6ff" fo:border-bottom="0.05pt solid #808080" fo:border-left="0.05pt solid #000000" fo:border-right="none" fo:border-top="none" fo:padding="0.0382in">
        <style:background-image/>
      </style:table-cell-properties>
    </style:style>
    <style:style style:data-style-name="N0" style:family="table-cell" style:name="invoice-sheet.A4">
      <style:table-cell-properties fo:border-bottom="1pt solid #000000" fo:border-left="none" fo:border-right="none" fo:border-top="none" fo:padding="0.0382in"/>
    </style:style>
    <style:style style:family="table-cell" style:name="invoice-sheet.B4">
      <style:table-cell-properties fo:border-bottom="1pt solid #000000" fo:border-left="0.05pt solid #000000" fo:border-right="none" fo:border-top="none" fo:padding="0.0382in"/>
    </style:style>
    <style:style style:family="table-cell" style:name="invoice-sheet.C4">
      <style:table-cell-properties fo:border-bottom="1pt solid #000000" fo:border-left="0.05pt solid #000000" fo:border-right="none" fo:border-top="none" fo:padding="0.0382in"/>
    </style:style>
    <style:style style:data-style-name="N11" style:family="table-cell" style:name="invoice-sheet.E4">
      <style:table-cell-properties fo:border-bottom="1pt solid #000000" fo:border-left="0.05pt solid #000000" fo:border-right="none" fo:border-top="none" fo:padding="0.0382in"/>
    </style:style>
    <style:style style:family="table-cell" style:name="invoice-sheet.F4">
      <style:table-cell-properties fo:border-bottom="1pt solid #000000" fo:border-left="0.05pt solid #000000" fo:border-right="none" fo:border-top="none" fo:padding="0.0382in"/>
    </style:style>
    <style:style style:data-style-name="N0" style:family="table-cell" style:name="invoice-sheet.A5">
      <style:table-cell-properties fo:background-color="transparent" fo:border-bottom="0.05pt solid #808080" fo:border-left="none" fo:border-right="none" fo:border-top="0.05pt solid #000000" fo:padding="0.0382in">
        <style:background-image/>
      </style:table-cell-properties>
    </style:style>
    <style:style style:family="table-cell" style:name="invoice-sheet.B5">
      <style:table-cell-properties fo:background-color="transparent" fo:border-bottom="0.05pt solid #808080" fo:border-left="0.05pt solid #000000" fo:border-right="none" fo:border-top="0.05pt solid #000000" fo:padding="0.0382in">
        <style:background-image/>
      </style:table-cell-properties>
    </style:style>
    <style:style style:family="table-cell" style:name="invoice-sheet.C5">
      <style:table-cell-properties fo:background-color="transparent" fo:border-bottom="0.05pt solid #808080" fo:border-left="0.05pt solid #000000" fo:border-right="none" fo:border-top="0.05pt solid #000000" fo:padding="0.0382in">
        <style:background-image/>
      </style:table-cell-properties>
    </style:style>
    <style:style style:family="table-cell" style:name="invoice-sheet.F5">
      <style:table-cell-properties fo:background-color="transparent" fo:border-bottom="0.05pt solid #808080" fo:border-left="0.05pt solid #000000" fo:border-right="none" fo:border-top="0.05pt solid #000000" fo:padding="0.0382in">
        <style:background-image/>
      </style:table-cell-properties>
    </style:style>
    <style:style style:family="paragraph" style:name="P1" style:parent-style-name="Footer">
      <style:text-properties officeooo:paragraph-rsid="0012aaec"/>
    </style:style>
    <style:style style:family="paragraph" style:name="P2" style:parent-style-name="Table_20_Contents">
      <style:text-properties fo:color="#4c4c4c" fo:font-size="10pt" officeooo:paragraph-rsid="0012ddc5" officeooo:rsid="0012ddc5" style:font-name="Calibri" style:font-size-asian="10pt" style:font-size-complex="10pt"/>
    </style:style>
    <style:style style:family="paragraph" style:name="P3" style:parent-style-name="Table_20_Contents">
      <style:text-properties fo:color="#4c4c4c" fo:font-size="10pt" officeooo:paragraph-rsid="0013cbb2" officeooo:rsid="0013cbb2" style:font-name="Calibri" style:font-size-asian="10pt" style:font-size-complex="10pt"/>
    </style:style>
    <style:style style:family="paragraph" style:name="P4" style:parent-style-name="Table_20_Contents">
      <style:text-properties fo:color="#4c4c4c" fo:font-size="10pt" officeooo:paragraph-rsid="001545de" officeooo:rsid="0013cbb2" style:font-name="Calibri" style:font-size-asian="10pt" style:font-size-complex="10pt"/>
    </style:style>
    <style:style style:family="paragraph" style:name="P5" style:parent-style-name="Table_20_Contents">
      <style:text-properties fo:color="#4c4c4c" fo:font-size="10pt" officeooo:paragraph-rsid="0012aaec" style:font-name="Calibri" style:font-size-asian="10pt" style:font-size-complex="10pt"/>
    </style:style>
    <style:style style:family="paragraph" style:name="P6" style:parent-style-name="Table_20_Contents">
      <style:text-properties fo:color="#4c4c4c" fo:font-size="10pt" officeooo:paragraph-rsid="0016708a" style:font-name="Calibri" style:font-size-asian="10pt" style:font-size-complex="10pt"/>
    </style:style>
    <style:style style:family="paragraph" style:name="P7" style:parent-style-name="Table_20_Contents">
      <style:text-properties fo:color="#4c4c4c" fo:font-size="10pt" officeooo:paragraph-rsid="0012aaec" officeooo:rsid="001002ea" style:font-name="Calibri" style:font-size-asian="10pt" style:font-size-complex="10pt"/>
    </style:style>
    <style:style style:family="paragraph" style:name="P8" style:parent-style-name="Table_20_Contents">
      <style:text-properties fo:color="#4c4c4c" fo:font-size="10pt" fo:font-weight="bold" officeooo:paragraph-rsid="0012aaec" style:font-name="Calibri" style:font-size-asian="10pt" style:font-size-complex="10pt" style:font-weight-asian="bold" style:font-weight-complex="bold"/>
    </style:style>
    <style:style style:family="paragraph" style:name="P9" style:parent-style-name="Table_20_Contents">
      <style:text-properties fo:color="#4c4c4c" fo:font-size="10pt" fo:font-weight="normal" officeooo:paragraph-rsid="0012aaec" officeooo:rsid="000fa9d3" style:font-name="Calibri" style:font-size-asian="10pt" style:font-size-complex="10pt" style:font-weight-asian="normal" style:font-weight-complex="normal"/>
    </style:style>
    <style:style style:family="paragraph" style:name="P10" style:parent-style-name="Table_20_Contents">
      <style:paragraph-properties fo:text-align="center" style:justify-single-word="false"/>
      <style:text-properties officeooo:paragraph-rsid="000c9c54" style:font-name="Calibri"/>
    </style:style>
    <style:style style:family="paragraph" style:name="P11" style:parent-style-name="Table_20_Contents">
      <style:paragraph-properties fo:text-align="center" style:justify-single-word="false"/>
      <style:text-properties officeooo:paragraph-rsid="0031af22" style:font-name="Calibri"/>
    </style:style>
    <style:style style:family="paragraph" style:name="P12" style:parent-style-name="Table_20_Contents">
      <style:paragraph-properties fo:text-align="center" style:justify-single-word="false"/>
      <style:text-properties officeooo:paragraph-rsid="000c9c54" officeooo:rsid="004b178c" style:font-name="Calibri"/>
    </style:style>
    <style:style style:family="paragraph" style:name="P13" style:parent-style-name="Table_20_Contents">
      <style:paragraph-properties fo:text-align="center" style:justify-single-word="false"/>
      <style:text-properties officeooo:paragraph-rsid="000c9c54" officeooo:rsid="001a6239" style:font-name="Calibri"/>
    </style:style>
    <style:style style:family="paragraph" style:name="P14" style:parent-style-name="Table_20_Contents">
      <style:paragraph-properties fo:text-align="center" style:justify-single-word="false"/>
      <style:text-properties officeooo:paragraph-rsid="000c9c54" officeooo:rsid="0053f436" style:font-name="Calibri"/>
    </style:style>
    <style:style style:family="paragraph" style:name="P15" style:parent-style-name="Table_20_Contents">
      <style:paragraph-properties fo:text-align="center" style:justify-single-word="false"/>
      <style:text-properties officeooo:paragraph-rsid="000c9c54" officeooo:rsid="003103d2" style:font-name="Calibri"/>
    </style:style>
    <style:style style:family="paragraph" style:name="P16" style:parent-style-name="Table_20_Contents">
      <style:text-properties fo:font-weight="bold" officeooo:paragraph-rsid="000c9c54" style:font-name="Calibri" style:font-weight-asian="bold" style:font-weight-complex="bold"/>
    </style:style>
    <style:style style:family="paragraph" style:name="P17" style:parent-style-name="Table_20_Contents">
      <style:text-properties officeooo:paragraph-rsid="000c9c54" style:font-name="Calibri"/>
    </style:style>
    <style:style style:family="paragraph" style:name="P18" style:parent-style-name="Table_20_Contents">
      <style:text-properties officeooo:paragraph-rsid="000c9c54" officeooo:rsid="002bfc3a" style:font-name="Calibri"/>
    </style:style>
    <style:style style:family="paragraph" style:name="P19" style:parent-style-name="Table_20_Contents">
      <style:paragraph-properties fo:text-align="center" style:justify-single-word="false"/>
      <style:text-properties officeooo:paragraph-rsid="00308695" officeooo:rsid="00308695" style:font-name="Calibri"/>
    </style:style>
    <style:style style:family="paragraph" style:name="P20" style:parent-style-name="Table_20_Contents">
      <style:text-properties officeooo:paragraph-rsid="00308695" officeooo:rsid="00308695" style:font-name="Calibri"/>
    </style:style>
    <style:style style:family="paragraph" style:name="P21" style:parent-style-name="Standard">
      <style:text-properties officeooo:paragraph-rsid="0012aaec"/>
    </style:style>
    <style:style style:family="paragraph" style:name="P22" style:parent-style-name="Standard">
      <style:text-properties fo:font-weight="normal" officeooo:paragraph-rsid="000c9c54" style:font-name="Calibri" style:font-weight-asian="normal" style:font-weight-complex="normal"/>
    </style:style>
    <style:style style:family="paragraph" style:name="P23" style:parent-style-name="Standard">
      <style:paragraph-properties fo:text-align="end" style:justify-single-word="false"/>
      <style:text-properties fo:font-size="14pt" fo:font-weight="bold" officeooo:paragraph-rsid="000e8e3c" officeooo:rsid="000e8e3c" style:font-name="Calibri" style:font-size-asian="14pt" style:font-size-complex="14pt" style:font-weight-asian="bold" style:font-weight-complex="bold"/>
    </style:style>
    <style:style style:family="paragraph" style:name="P24" style:parent-style-name="Standard">
      <style:paragraph-properties fo:text-align="end" style:justify-single-word="false"/>
      <style:text-properties fo:font-size="14pt" fo:font-weight="bold" officeooo:paragraph-rsid="000c9c54" officeooo:rsid="000e8e3c" style:font-name="Calibri" style:font-size-asian="14pt" style:font-size-complex="14pt" style:font-weight-asian="bold" style:font-weight-complex="bold"/>
    </style:style>
    <style:style style:family="paragraph" style:name="P25" style:parent-style-name="Standard">
      <style:text-properties officeooo:paragraph-rsid="000c9c54" officeooo:rsid="001c8576" style:font-name="Calibri"/>
    </style:style>
    <style:style style:family="paragraph" style:name="P26" style:parent-style-name="Standard">
      <style:text-properties fo:font-weight="bold" officeooo:paragraph-rsid="000c9c54" style:font-name="Calibri" style:font-weight-asian="bold" style:font-weight-complex="bold"/>
    </style:style>
    <style:style style:family="paragraph" style:name="P27" style:parent-style-name="Standard">
      <style:text-properties officeooo:paragraph-rsid="000c9c54" style:font-name="Calibri"/>
    </style:style>
    <style:style style:family="paragraph" style:name="P28" style:parent-style-name="Standard">
      <style:text-properties fo:font-size="10pt" officeooo:paragraph-rsid="000f1169" style:font-name="Calibri" style:font-size-asian="10pt" style:font-size-complex="10pt"/>
    </style:style>
    <style:style style:family="paragraph" style:name="P29" style:parent-style-name="Standard">
      <style:text-properties officeooo:paragraph-rsid="000c9c54" officeooo:rsid="001f10e1" style:font-name="Calibri"/>
    </style:style>
    <style:style style:family="text" style:name="T1">
      <style:text-properties officeooo:rsid="0013cbb2"/>
    </style:style>
    <style:style style:family="text" style:name="T2">
      <style:text-properties fo:font-weight="bold" officeooo:rsid="0013cbb2" style:font-weight-asian="bold" style:font-weight-complex="bold"/>
    </style:style>
    <style:style style:family="text" style:name="T3">
      <style:text-properties officeooo:rsid="002bdfc2"/>
    </style:style>
    <style:style style:family="text" style:name="T4">
      <style:text-properties officeooo:rsid="002e5c7d"/>
    </style:style>
    <style:style style:family="text" style:name="T5">
      <style:text-properties fo:font-weight="normal" officeooo:rsid="00221fa6" style:font-weight-asian="normal" style:font-weight-complex="normal"/>
    </style:style>
    <style:style style:family="text" style:name="T6">
      <style:text-properties fo:font-weight="normal" officeooo:rsid="002367ad" style:font-weight-asian="normal" style:font-weight-complex="normal"/>
    </style:style>
    <style:style style:family="text" style:name="T7">
      <style:text-properties officeooo:rsid="000f1169"/>
    </style:style>
    <style:style style:family="text" style:name="T8">
      <style:text-properties officeooo:rsid="0017626e"/>
    </style:style>
    <style:style style:family="text" style:name="T9">
      <style:text-properties officeooo:rsid="001f5bfb"/>
    </style:style>
    <style:style style:family="text" style:name="T10">
      <style:text-properties officeooo:rsid="0021ccf1"/>
    </style:style>
    <style:style style:family="text" style:name="T11">
      <style:text-properties officeooo:rsid="002367ad"/>
    </style:style>
    <style:style style:family="text" style:name="T12">
      <style:text-properties officeooo:rsid="0024c86c"/>
    </style:style>
    <style:style style:family="text" style:name="T13">
      <style:text-properties officeooo:rsid="00266791"/>
    </style:style>
    <style:style style:family="text" style:name="T14">
      <style:text-properties officeooo:rsid="00308695"/>
    </style:style>
    <number:number-style style:name="N0">
      <number:number number:min-integer-digits="1"/>
    </number:number-style>
    <number:percentage-style style:name="N11">
      <number:number loext:min-decimal-places="2" number:decimal-places="2" number:min-integer-digits="1"/>
      <number:text>%</number:text>
    </number:percentage-style>
    <style:style style:data-style-name="nd7f18c" style:family="table-cell" style:name="a884b44">
      <style:table-cell-properties fo:border-bottom="0.0007in solid #000000" fo:border-left="0.0007in solid #000000" fo:border-right="none" fo:border-top="none" fo:padding="0.0382in"/>
    </style:style>
    <style:style style:family="table-cell" style:name="a52b296">
      <style:table-cell-properties fo:border-bottom="0.0007in solid #000000" fo:border-left="0.0007in solid #000000" fo:border-right="none" fo:border-top="none" fo:padding="0.0382in"/>
    </style:style>
    <style:style style:data-style-name="n05999c" style:family="table-cell" style:name="a22d3fd">
      <style:table-cell-properties fo:border-bottom="0.0007in solid #000000" fo:border-left="0.0007in solid #000000" fo:border-right="none" fo:border-top="none" fo:padding="0.0382in"/>
    </style:style>
    <style:style style:family="table-cell" style:name="a1bd9d0">
      <style:table-cell-properties fo:border-bottom="0.0007in solid #000000" fo:border-left="0.0007in solid #000000" fo:border-right="none" fo:border-top="none" fo:padding="0.0382in"/>
    </style:style>
    <style:style style:data-style-name="n0d5861" style:family="table-cell" style:name="ae29ab5">
      <style:table-cell-properties fo:border-bottom="0.0007in solid #000000" fo:border-left="0.0007in solid #000000" fo:border-right="none" fo:border-top="none" fo:padding="0.0382in"/>
    </style:style>
    <style:style style:data-style-name="n0da810" style:family="table-cell" style:name="a538a47">
      <style:table-cell-properties fo:border="0.0007in solid #000000" fo:border-bottom="0.0007in solid #000000" fo:border-left="0.05pt solid #000000" fo:border-right="none" fo:border-top="none" fo:padding="0.0382in"/>
    </style:style>
    <number:number-style style:name="nd7f18c">
      <number:number number:decimal-places="0" number:grouping="true" number:min-integer-digits="1"/>
    </number:number-style>
    <number:number-style style:name="n0d5861">
      <number:number number:decimal-places="0" number:grouping="true" number:min-integer-digits="1"/>
    </number:number-style>
    <number:number-style style:name="n05999c">
      <number:number number:decimal-places="0" number:grouping="true" number:min-integer-digits="1"/>
    </number:number-style>
    <number:number-style style:name="n0da810">
      <number:number number:decimal-places="0" number:grouping="true" number:min-integer-digits="1"/>
    </number:number-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Andreas Siebert</text:span></text:p>
      <text:p text:style-name="P23"><text:span>IT-Consultant</text:span></text:p>
      <text:p text:style-name="P27"/>
      <text:p text:style-name="P27"/>
      <text:p text:style-name="P27"/>
      <text:p text:style-name="P28"><text:span text:style-name="T7"><text:span>Andreas Siebert</text:span> <text:span>IT-Consultant</text:span></text:span> – <text:span>Musterstrasse 00</text:span> – <text:span>50000</text:span><text:span text:style-name="T7"> <text:span>Köln</text:span></text:span></text:p>
      <text:p text:style-name="P27"/>
      <text:p text:style-name="P29"><text:span>Customers Name GmbH</text:span> </text:p>
      <text:p text:style-name="P25"><text:span text:style-name="T9"><text:span>Musterstrasse 10</text:span></text:span> </text:p>
      <text:p text:style-name="P25"><text:span text:style-name="T9"><text:span>50000</text:span></text:span> <text:span>Köln</text:span></text:p>
      <text:p text:style-name="P27"/>
      <text:p text:style-name="P27"/>
      <text:p text:style-name="P27"/>
      <text:p text:style-name="P27"/>
      <text:p text:style-name="P27"/>
      <text:p text:style-name="P26">Rechnung Nr.: <text:span>43c2368f-ba9b-41a8-8b01-67f3a038383f</text:span><text:tab/><text:tab/><text:tab/> <text:s text:c="11"/><text:tab/> <text:s text:c="14"/><text:span text:style-name="T5"><text:span>Sat May 13 13:10:10 CEST 2017</text:span></text:span></text:p>
      <text:p text:style-name="P22"/>
      <text:p text:style-name="P26">Leistungszeitraum: <text:span>März 2017</text:span></text:p>
      <text:p text:style-name="P26"/>
      <text:p text:style-name="P26"/>
      <text:p text:style-name="P22"/>
      <table:table table:name="invoice-sheet" table:style-name="invoice-sheet">
        <table:table-column table:style-name="invoice-sheet.A"/>
        <table:table-column table:style-name="invoice-sheet.B"/>
        <table:table-column table:style-name="invoice-sheet.C"/>
        <table:table-column table:style-name="invoice-sheet.D"/>
        <table:table-column table:style-name="invoice-sheet.E"/>
        <table:table-column table:style-name="invoice-sheet.F"/>
        <table:table-row>
          <table:table-cell office:value-type="string" table:style-name="invoice-sheet.A1">
            <text:p text:style-name="P10">Pos</text:p>
          </table:table-cell>
          <table:table-cell office:value-type="string" table:style-name="invoice-sheet.B1">
            <text:p text:style-name="P10">Bezeichnung</text:p>
          </table:table-cell>
          <table:table-cell office:value-type="string" table:style-name="invoice-sheet.B1">
            <text:p text:style-name="P10">Menge</text:p>
          </table:table-cell>
          <table:table-cell office:value-type="string" table:style-name="invoice-sheet.B1">
            <text:p text:style-name="P10">Einheit</text:p>
          </table:table-cell>
          <table:table-cell office:value-type="string" table:style-name="invoice-sheet.B1">
            <text:p text:style-name="P10">Einzeln</text:p>
          </table:table-cell>
          <table:table-cell office:value-type="string" table:style-name="invoice-sheet.B1">
            <text:p text:style-name="P10">Betrag</text:p>
          </table:table-cell>
        </table:table-row>
        <table:table-row>
          <table:table-cell office:value="1.0" office:value-type="float" table:style-name="a884b44">
            <text:p>1</text:p>
          </table:table-cell>
          <table:table-cell office:string-value="" office:value-type="string" table:style-name="a52b296">
            <text:p/>
          </table:table-cell>
          <table:table-cell office:value="12.0" office:value-type="float" table:style-name="a22d3fd">
            <text:p>12</text:p>
          </table:table-cell>
          <table:table-cell office:string-value="Std" office:value-type="string" table:style-name="a1bd9d0">
            <text:p>Std</text:p>
          </table:table-cell>
          <table:table-cell office:value="10.0" office:value-type="float" table:style-name="ae29ab5">
            <text:p>10</text:p>
          </table:table-cell>
          <table:table-cell office:value="120.0" office:value-type="float" table:style-name="a538a47">
            <text:p>120</text:p>
          </table:table-cell>
        </table:table-row>
        <table:table-row>
          <table:table-cell office:value-type="string" table:style-name="invoice-sheet.A2">
            <text:p text:style-name="P19">${data.id}</text:p>
          </table:table-cell>
          <table:table-cell office:value-type="string" table:style-name="invoice-sheet.B2">
            <text:p text:style-name="P20">${data.description}</text:p>
          </table:table-cell>
          <table:table-cell office:value-type="string" table:style-name="invoice-sheet.B2">
            <text:p text:style-name="P12"/>
            <text:p text:style-name="P13"/>
          </table:table-cell>
          <table:table-cell office:value-type="string" table:style-name="invoice-sheet.B2">
            <text:p text:style-name="P10">Std</text:p>
          </table:table-cell>
          <table:table-cell office:value-type="string" table:style-name="invoice-sheet.B2">
            <text:p text:style-name="P11"><text:span text:style-name="T14">${data.units.count}</text:span> €</text:p>
          </table:table-cell>
          <table:table-cell office:value-type="string" table:style-name="invoice-sheet.B2">
            <text:p text:style-name="P10"><text:s/>€</text:p>
            <text:p text:style-name="P17"/>
          </table:table-cell>
        </table:table-row>
        <table:table-row>
          <table:table-cell table:style-name="invoice-sheet.A3">
            <text:p text:style-name="P10"/>
          </table:table-cell>
          <table:table-cell office:value-type="string" table:style-name="invoice-sheet.B3">
            <text:p text:style-name="P17"/>
          </table:table-cell>
          <table:table-cell office:value-type="string" table:number-columns-spanned="3" table:style-name="invoice-sheet.C3">
            <text:p text:style-name="P17">Zwischensumme</text:p>
          </table:table-cell>
          <table:covered-table-cell/>
          <table:covered-table-cell/>
          <table:table-cell office:value-type="string" table:style-name="invoice-sheet.F3">
            <text:p text:style-name="P10"><text:span text:style-name="T12"><text:span>120.0</text:span></text:span> €</text:p>
          </table:table-cell>
        </table:table-row>
        <table:table-row>
          <table:table-cell table:style-name="invoice-sheet.A4">
            <text:p text:style-name="P10"/>
          </table:table-cell>
          <table:table-cell office:value-type="string" table:style-name="invoice-sheet.B4">
            <text:p text:style-name="P17"/>
          </table:table-cell>
          <table:table-cell office:value-type="string" table:number-columns-spanned="2" table:style-name="invoice-sheet.C4">
            <text:p text:style-name="P17">Mehrwertsteuer</text:p>
          </table:table-cell>
          <table:covered-table-cell/>
          <table:table-cell office:value="0.19" office:value-type="percentage" table:style-name="invoice-sheet.E4">
            <text:p text:style-name="P10">19.00%</text:p>
          </table:table-cell>
          <table:table-cell office:value-type="string" table:style-name="invoice-sheet.F4">
            <text:p text:style-name="P10"><text:span text:style-name="T12"><text:span>22.8</text:span></text:span> €</text:p>
          </table:table-cell>
        </table:table-row>
        <table:table-row>
          <table:table-cell table:style-name="invoice-sheet.A5">
            <text:p text:style-name="P10"/>
          </table:table-cell>
          <table:table-cell office:value-type="string" table:style-name="invoice-sheet.B5">
            <text:p text:style-name="P17"/>
          </table:table-cell>
          <table:table-cell office:value-type="string" table:number-columns-spanned="3" table:style-name="invoice-sheet.C5">
            <text:p text:style-name="P16">Rechnungsbetrag</text:p>
          </table:table-cell>
          <table:covered-table-cell/>
          <table:covered-table-cell/>
          <table:table-cell office:value-type="string" table:style-name="invoice-sheet.F5">
            <text:p text:style-name="P10"><text:span text:style-name="T13"><text:span>142.8</text:span></text:span> €</text:p>
          </table:table-cell>
        </table:table-row>
      </table:table>
      <text:p text:style-name="P22"/>
      <text:p text:style-name="P22"/>
      <text:p text:style-name="P22">Mit freundlichen Grüßen.</text:p>
      <text:p text:style-name="P22"><text:s text:c="7"/><text:span text:style-name="T8">${company.signedBy}</text:span></text:p>
      <text:p text:style-name="P22"/>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Calibri" svg:font-family="Calibri"/>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fo:wrap-option="wrap" style:flow-with-text="true" svg:stroke-color="#3465a4"/>
      <style:paragraph-properties style:font-independent-line-spacing="false" style:line-break="strict" style:text-autospace="ideograph-alpha" style:writing-mode="lr-tb">
        <style:tab-stops/>
      </style:paragraph-properties>
      <style:text-properties fo:color="#000000" fo:country="US" fo:font-size="12pt" fo:language="en" style:country-asian="US" style:country-complex="US" style:font-name="Times New Roman" style:font-name-asian="Lucida Sans Unicode" style:font-name-complex="Tahoma" style:font-size-asian="12pt" style:font-size-complex="12pt" style:language-asian="en" style:language-complex="en"/>
    </style:default-style>
    <style:default-style style:family="paragraph">
      <style:paragraph-properties style:line-break="strict" style:punctuation-wrap="hanging" style:tab-stop-distance="0.5in" style:text-autospace="ideograph-alpha" style:writing-mode="lr-tb"/>
      <style:text-properties fo:color="#000000" fo:country="US" fo:font-size="12pt" fo:language="en" style:country-asian="US" style:country-complex="US" style:font-name="Times New Roman" style:font-name-asian="Lucida Sans Unicode" style:font-name-complex="Tahoma" style:font-size-asian="12pt" style:font-size-complex="12pt" style:language-asian="en" style:language-complex="en"/>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0835in" fo:margin-top="0in" loext:contextual-spacing="false"/>
    </style:style>
    <style:style style:class="text" style:display-name="First line indent" style:family="paragraph" style:name="First_20_line_20_indent" style:parent-style-name="Text_20_body">
      <style:paragraph-properties fo:margin-left="0in" fo:margin-right="0in" fo:text-indent="0.1965in" style:auto-text-indent="false"/>
    </style:style>
    <style:style style:class="text" style:display-name="Hanging indent" style:family="paragraph" style:name="Hanging_20_indent" style:parent-style-name="Text_20_body">
      <style:paragraph-properties fo:margin-left="0.3937in" fo:margin-right="0in" fo:text-indent="-0.1965in" style:auto-text-indent="false">
        <style:tab-stops>
          <style:tab-stop style:position="0in"/>
        </style:tab-stops>
      </style:paragraph-properties>
    </style:style>
    <style:style style:class="text" style:family="paragraph" style:name="Heading" style:next-style-name="Text_20_body" style:parent-style-name="Standard">
      <style:paragraph-properties fo:keep-with-next="always" fo:margin-bottom="0.0835in" fo:margin-top="0.1665in" loext:contextual-spacing="false"/>
      <style:text-properties fo:font-family="Arial" fo:font-size="14pt" style:font-family-asian="'Lucida Sans Unicode'" style:font-family-complex="Tahoma" style:font-family-generic="swiss" style:font-family-generic-asian="system" style:font-family-generic-complex="system" style:font-name="Arial" style:font-name-asian="Lucida Sans Unicode" style:font-name-complex="Tahoma" style:font-pitch="variable" style:font-pitch-asian="variable" style:font-pitch-complex="variable"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1.5752in" fo:margin-right="0in" fo:text-indent="0in" style:auto-text-indent="false"/>
    </style:style>
    <style:style style:class="text" style:display-name="List Indent" style:family="paragraph" style:name="List_20_Indent" style:parent-style-name="Text_20_body">
      <style:paragraph-properties fo:margin-left="1.9689in" fo:margin-right="0in" fo:text-indent="-1.7717in" style:auto-text-indent="false">
        <style:tab-stops>
          <style:tab-stop style:position="0in"/>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1965in" fo:margin-right="0in" fo:text-indent="0in"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0417in" fo:margin-top="0in" loext:contextual-spacing="false" text:line-number="0" text:number-lines="false"/>
    </style:style>
    <style:style style:class="index" style:display-name="Bibliography Heading" style:family="paragraph" style:name="Bibliography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extra" style:family="paragraph" style:name="Caption" style:parent-style-name="Standard">
      <style:paragraph-properties fo:margin-bottom="0.0835in" fo:margin-top="0.0835in" loext:contextual-spacing="false"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4.9236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4957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2992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1028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5.9063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7098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5134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3165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1201in" style:type="right"/>
        </style:tab-stops>
      </style:paragraph-properties>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1965in" fo:margin-right="0in" fo:text-indent="-0.1965in"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family="paragraph" style:name="Footnote" style:parent-style-name="Standard">
      <style:paragraph-properties fo:margin-left="0.1965in" fo:margin-right="0in" fo:text-indent="-0.1965in"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3.3457in" style:type="center"/>
          <style:tab-stop style:position="6.6925in"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3.3457in" style:type="center"/>
          <style:tab-stop style:position="6.6925in" style:type="right"/>
        </style:tab-stops>
      </style:paragraph-properties>
    </style:style>
    <style:style style:class="html" style:display-name="Horizontal Line" style:family="paragraph" style:name="Horizontal_20_Line" style:next-style-name="Text_20_body" style:parent-style-name="Standard">
      <style:paragraph-properties fo:border-bottom="1.11pt double #808080" fo:border-left="none" fo:border-right="none" fo:border-top="none" fo:margin-bottom="0.1965in" fo:margin-top="0in" fo:padding="0in" loext:contextual-spacing="false" style:border-line-width-bottom="0.0008in 0.0138in 0.0008in"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Illustration Index Heading" style:family="paragraph" style:name="Illustration_20_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in" fo:margin-right="0in" fo:text-indent="0in" style:auto-text-indent="false"/>
    </style:style>
    <style:style style:class="index" style:display-name="Index 2" style:family="paragraph" style:name="Index_20_2" style:parent-style-name="Index">
      <style:paragraph-properties fo:margin-left="0.1965in" fo:margin-right="0in" fo:text-indent="0in" style:auto-text-indent="false"/>
    </style:style>
    <style:style style:class="index" style:display-name="Index 3" style:family="paragraph" style:name="Index_20_3" style:parent-style-name="Index">
      <style:paragraph-properties fo:margin-left="0.3929in" fo:margin-right="0in" fo:text-indent="0in" style:auto-text-indent="false"/>
    </style:style>
    <style:style style:class="index" style:display-name="Index Heading" style:family="paragraph" style:name="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in" fo:margin-right="0in" fo:text-indent="0in"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0835in" fo:margin-left="0.25in" fo:margin-right="0in" fo:margin-top="0in" fo:text-indent="-0.25in" loext:contextual-spacing="false" style:auto-text-indent="false"/>
    </style:style>
    <style:style style:class="list" style:display-name="List 1 Cont." style:family="paragraph" style:name="List_20_1_20_Cont." style:parent-style-name="List">
      <style:paragraph-properties fo:margin-bottom="0.0835in" fo:margin-left="0.25in" fo:margin-right="0in" fo:margin-top="0in" fo:text-indent="0in" loext:contextual-spacing="false" style:auto-text-indent="false"/>
    </style:style>
    <style:style style:class="list" style:display-name="List 1 End" style:family="paragraph" style:name="List_20_1_20_End" style:parent-style-name="List">
      <style:paragraph-properties fo:margin-bottom="0.1665in" fo:margin-left="0.25in" fo:margin-right="0in" fo:margin-top="0in" fo:text-indent="-0.25in" loext:contextual-spacing="false" style:auto-text-indent="false"/>
    </style:style>
    <style:style style:class="list" style:display-name="List 1 Start" style:family="paragraph" style:name="List_20_1_20_Start" style:parent-style-name="List">
      <style:paragraph-properties fo:margin-bottom="0.0835in" fo:margin-left="0.25in" fo:margin-right="0in" fo:margin-top="0.1665in" fo:text-indent="-0.25in" loext:contextual-spacing="false" style:auto-text-indent="false"/>
    </style:style>
    <style:style style:class="list" style:display-name="List 2" style:family="paragraph" style:name="List_20_2" style:parent-style-name="List">
      <style:paragraph-properties fo:margin-bottom="0.0835in" fo:margin-left="0.5in" fo:margin-right="0in" fo:margin-top="0in" fo:text-indent="-0.25in" loext:contextual-spacing="false" style:auto-text-indent="false"/>
    </style:style>
    <style:style style:class="list" style:display-name="List 2 Cont." style:family="paragraph" style:name="List_20_2_20_Cont." style:parent-style-name="List">
      <style:paragraph-properties fo:margin-bottom="0.0835in" fo:margin-left="0.5in" fo:margin-right="0in" fo:margin-top="0in" fo:text-indent="0in" loext:contextual-spacing="false" style:auto-text-indent="false"/>
    </style:style>
    <style:style style:class="list" style:display-name="List 2 End" style:family="paragraph" style:name="List_20_2_20_End" style:parent-style-name="List">
      <style:paragraph-properties fo:margin-bottom="0.1665in" fo:margin-left="0.5in" fo:margin-right="0in" fo:margin-top="0in" fo:text-indent="-0.25in" loext:contextual-spacing="false" style:auto-text-indent="false"/>
    </style:style>
    <style:style style:class="list" style:display-name="List 2 Start" style:family="paragraph" style:name="List_20_2_20_Start" style:parent-style-name="List">
      <style:paragraph-properties fo:margin-bottom="0.0835in" fo:margin-left="0.5in" fo:margin-right="0in" fo:margin-top="0.1665in" fo:text-indent="-0.25in" loext:contextual-spacing="false" style:auto-text-indent="false"/>
    </style:style>
    <style:style style:class="list" style:display-name="List 3" style:family="paragraph" style:name="List_20_3" style:parent-style-name="List">
      <style:paragraph-properties fo:margin-bottom="0.0835in" fo:margin-left="0.75in" fo:margin-right="0in" fo:margin-top="0in" fo:text-indent="-0.25in" loext:contextual-spacing="false" style:auto-text-indent="false"/>
    </style:style>
    <style:style style:class="list" style:display-name="List 3 Cont." style:family="paragraph" style:name="List_20_3_20_Cont." style:parent-style-name="List">
      <style:paragraph-properties fo:margin-bottom="0.0835in" fo:margin-left="0.75in" fo:margin-right="0in" fo:margin-top="0in" fo:text-indent="0in" loext:contextual-spacing="false" style:auto-text-indent="false"/>
    </style:style>
    <style:style style:class="list" style:display-name="List 3 End" style:family="paragraph" style:name="List_20_3_20_End" style:parent-style-name="List">
      <style:paragraph-properties fo:margin-bottom="0.1665in" fo:margin-left="0.75in" fo:margin-right="0in" fo:margin-top="0in" fo:text-indent="-0.25in" loext:contextual-spacing="false" style:auto-text-indent="false"/>
    </style:style>
    <style:style style:class="list" style:display-name="List 3 Start" style:family="paragraph" style:name="List_20_3_20_Start" style:parent-style-name="List">
      <style:paragraph-properties fo:margin-bottom="0.0835in" fo:margin-left="0.75in" fo:margin-right="0in" fo:margin-top="0.1665in" fo:text-indent="-0.25in" loext:contextual-spacing="false" style:auto-text-indent="false"/>
    </style:style>
    <style:style style:class="list" style:display-name="List 4" style:family="paragraph" style:name="List_20_4" style:parent-style-name="List">
      <style:paragraph-properties fo:margin-bottom="0.0835in" fo:margin-left="1in" fo:margin-right="0in" fo:margin-top="0in" fo:text-indent="-0.25in" loext:contextual-spacing="false" style:auto-text-indent="false"/>
    </style:style>
    <style:style style:class="list" style:display-name="List 4 Cont." style:family="paragraph" style:name="List_20_4_20_Cont." style:parent-style-name="List">
      <style:paragraph-properties fo:margin-bottom="0.0835in" fo:margin-left="1in" fo:margin-right="0in" fo:margin-top="0in" fo:text-indent="0in" loext:contextual-spacing="false" style:auto-text-indent="false"/>
    </style:style>
    <style:style style:class="list" style:display-name="List 4 End" style:family="paragraph" style:name="List_20_4_20_End" style:parent-style-name="List">
      <style:paragraph-properties fo:margin-bottom="0.1665in" fo:margin-left="1in" fo:margin-right="0in" fo:margin-top="0in" fo:text-indent="-0.25in" loext:contextual-spacing="false" style:auto-text-indent="false"/>
    </style:style>
    <style:style style:class="list" style:display-name="List 4 Start" style:family="paragraph" style:name="List_20_4_20_Start" style:parent-style-name="List">
      <style:paragraph-properties fo:margin-bottom="0.0835in" fo:margin-left="1in" fo:margin-right="0in" fo:margin-top="0.1665in" fo:text-indent="-0.25in" loext:contextual-spacing="false" style:auto-text-indent="false"/>
    </style:style>
    <style:style style:class="list" style:display-name="List 5" style:family="paragraph" style:name="List_20_5" style:parent-style-name="List">
      <style:paragraph-properties fo:margin-bottom="0.0835in" fo:margin-left="1.25in" fo:margin-right="0in" fo:margin-top="0in" fo:text-indent="-0.25in" loext:contextual-spacing="false" style:auto-text-indent="false"/>
    </style:style>
    <style:style style:class="list" style:display-name="List 5 Cont." style:family="paragraph" style:name="List_20_5_20_Cont." style:parent-style-name="List">
      <style:paragraph-properties fo:margin-bottom="0.0835in" fo:margin-left="1.25in" fo:margin-right="0in" fo:margin-top="0in" fo:text-indent="0in" loext:contextual-spacing="false" style:auto-text-indent="false"/>
    </style:style>
    <style:style style:class="list" style:display-name="List 5 End" style:family="paragraph" style:name="List_20_5_20_End" style:parent-style-name="List">
      <style:paragraph-properties fo:margin-bottom="0.1665in" fo:margin-left="1.25in" fo:margin-right="0in" fo:margin-top="0in" fo:text-indent="-0.25in" loext:contextual-spacing="false" style:auto-text-indent="false"/>
    </style:style>
    <style:style style:class="list" style:display-name="List 5 Start" style:family="paragraph" style:name="List_20_5_20_Start" style:parent-style-name="List">
      <style:paragraph-properties fo:margin-bottom="0.0835in" fo:margin-left="1.25in" fo:margin-right="0in" fo:margin-top="0.1665in" fo:text-indent="-0.25in" loext:contextual-spacing="false" style:auto-text-indent="false"/>
    </style:style>
    <style:style style:class="html" style:display-name="List Contents" style:family="paragraph" style:name="List_20_Contents" style:parent-style-name="Standard">
      <style:paragraph-properties fo:margin-left="0.3937in" fo:margin-right="0in" fo:text-indent="0in" style:auto-text-indent="false"/>
    </style:style>
    <style:style style:class="html" style:display-name="List Heading" style:family="paragraph" style:name="List_20_Heading" style:next-style-name="List_20_Contents" style:parent-style-name="Standard">
      <style:paragraph-properties fo:margin-left="0in" fo:margin-right="0in" fo:text-indent="0in" style:auto-text-indent="false"/>
    </style:style>
    <style:style style:class="list" style:display-name="Numbering 1 Cont." style:family="paragraph" style:name="Numbering_20_1_20_Cont." style:parent-style-name="List">
      <style:paragraph-properties fo:margin-bottom="0.0835in" fo:margin-left="0.25in" fo:margin-right="0in" fo:margin-top="0in" fo:text-indent="0in" loext:contextual-spacing="false" style:auto-text-indent="false"/>
    </style:style>
    <style:style style:class="list" style:display-name="Numbering 1" style:family="paragraph" style:name="Numbering_20_1" style:parent-style-name="List">
      <style:paragraph-properties fo:margin-bottom="0.0835in" fo:margin-left="0.25in" fo:margin-right="0in" fo:margin-top="0in" fo:text-indent="-0.25in" loext:contextual-spacing="false" style:auto-text-indent="false"/>
    </style:style>
    <style:style style:class="list" style:display-name="Numbering 1 End" style:family="paragraph" style:name="Numbering_20_1_20_End" style:parent-style-name="List">
      <style:paragraph-properties fo:margin-bottom="0.1665in" fo:margin-left="0.25in" fo:margin-right="0in" fo:margin-top="0in" fo:text-indent="-0.25in" loext:contextual-spacing="false" style:auto-text-indent="false"/>
    </style:style>
    <style:style style:class="list" style:display-name="Numbering 1 Start" style:family="paragraph" style:name="Numbering_20_1_20_Start" style:parent-style-name="List">
      <style:paragraph-properties fo:margin-bottom="0.0835in" fo:margin-left="0.25in" fo:margin-right="0in" fo:margin-top="0.1665in" fo:text-indent="-0.25in" loext:contextual-spacing="false" style:auto-text-indent="false"/>
    </style:style>
    <style:style style:class="list" style:display-name="Numbering 2" style:family="paragraph" style:name="Numbering_20_2" style:parent-style-name="List">
      <style:paragraph-properties fo:margin-bottom="0.0835in" fo:margin-left="0.5in" fo:margin-right="0in" fo:margin-top="0in" fo:text-indent="-0.25in" loext:contextual-spacing="false" style:auto-text-indent="false"/>
    </style:style>
    <style:style style:class="list" style:display-name="Numbering 2 Cont." style:family="paragraph" style:name="Numbering_20_2_20_Cont." style:parent-style-name="List">
      <style:paragraph-properties fo:margin-bottom="0.0835in" fo:margin-left="0.5in" fo:margin-right="0in" fo:margin-top="0in" fo:text-indent="0in" loext:contextual-spacing="false" style:auto-text-indent="false"/>
    </style:style>
    <style:style style:class="list" style:display-name="Numbering 2 End" style:family="paragraph" style:name="Numbering_20_2_20_End" style:parent-style-name="List">
      <style:paragraph-properties fo:margin-bottom="0.1665in" fo:margin-left="0.5in" fo:margin-right="0in" fo:margin-top="0in" fo:text-indent="-0.25in" loext:contextual-spacing="false" style:auto-text-indent="false"/>
    </style:style>
    <style:style style:class="list" style:display-name="Numbering 2 Start" style:family="paragraph" style:name="Numbering_20_2_20_Start" style:parent-style-name="List">
      <style:paragraph-properties fo:margin-bottom="0.0835in" fo:margin-left="0.5in" fo:margin-right="0in" fo:margin-top="0.1665in" fo:text-indent="-0.25in" loext:contextual-spacing="false" style:auto-text-indent="false"/>
    </style:style>
    <style:style style:class="list" style:display-name="Numbering 3" style:family="paragraph" style:name="Numbering_20_3" style:parent-style-name="List">
      <style:paragraph-properties fo:margin-bottom="0.0835in" fo:margin-left="0.75in" fo:margin-right="0in" fo:margin-top="0in" fo:text-indent="-0.25in" loext:contextual-spacing="false" style:auto-text-indent="false"/>
    </style:style>
    <style:style style:class="list" style:display-name="Numbering 3 Cont." style:family="paragraph" style:name="Numbering_20_3_20_Cont." style:parent-style-name="List">
      <style:paragraph-properties fo:margin-bottom="0.0835in" fo:margin-left="0.75in" fo:margin-right="0in" fo:margin-top="0in" fo:text-indent="0in" loext:contextual-spacing="false" style:auto-text-indent="false"/>
    </style:style>
    <style:style style:class="list" style:display-name="Numbering 3 End" style:family="paragraph" style:name="Numbering_20_3_20_End" style:parent-style-name="List">
      <style:paragraph-properties fo:margin-bottom="0.1665in" fo:margin-left="0.75in" fo:margin-right="0in" fo:margin-top="0in" fo:text-indent="-0.25in" loext:contextual-spacing="false" style:auto-text-indent="false"/>
    </style:style>
    <style:style style:class="list" style:display-name="Numbering 3 Start" style:family="paragraph" style:name="Numbering_20_3_20_Start" style:parent-style-name="List">
      <style:paragraph-properties fo:margin-bottom="0.0835in" fo:margin-left="0.75in" fo:margin-right="0in" fo:margin-top="0.1665in" fo:text-indent="-0.25in" loext:contextual-spacing="false" style:auto-text-indent="false"/>
    </style:style>
    <style:style style:class="list" style:display-name="Numbering 4" style:family="paragraph" style:name="Numbering_20_4" style:parent-style-name="List">
      <style:paragraph-properties fo:margin-bottom="0.0835in" fo:margin-left="1in" fo:margin-right="0in" fo:margin-top="0in" fo:text-indent="-0.25in" loext:contextual-spacing="false" style:auto-text-indent="false"/>
    </style:style>
    <style:style style:class="list" style:display-name="Numbering 4 Cont." style:family="paragraph" style:name="Numbering_20_4_20_Cont." style:parent-style-name="List">
      <style:paragraph-properties fo:margin-bottom="0.0835in" fo:margin-left="1in" fo:margin-right="0in" fo:margin-top="0in" fo:text-indent="0in" loext:contextual-spacing="false" style:auto-text-indent="false"/>
    </style:style>
    <style:style style:class="list" style:display-name="Numbering 4 End" style:family="paragraph" style:name="Numbering_20_4_20_End" style:parent-style-name="List">
      <style:paragraph-properties fo:margin-bottom="0.1665in" fo:margin-left="1in" fo:margin-right="0in" fo:margin-top="0in" fo:text-indent="-0.25in" loext:contextual-spacing="false" style:auto-text-indent="false"/>
    </style:style>
    <style:style style:class="list" style:display-name="Numbering 4 Start" style:family="paragraph" style:name="Numbering_20_4_20_Start" style:parent-style-name="List">
      <style:paragraph-properties fo:margin-bottom="0.0835in" fo:margin-left="1in" fo:margin-right="0in" fo:margin-top="0.1665in" fo:text-indent="-0.25in" loext:contextual-spacing="false" style:auto-text-indent="false"/>
    </style:style>
    <style:style style:class="list" style:display-name="Numbering 5" style:family="paragraph" style:name="Numbering_20_5" style:parent-style-name="List">
      <style:paragraph-properties fo:margin-bottom="0.0835in" fo:margin-left="1.25in" fo:margin-right="0in" fo:margin-top="0in" fo:text-indent="-0.25in" loext:contextual-spacing="false" style:auto-text-indent="false"/>
    </style:style>
    <style:style style:class="list" style:display-name="Numbering 5 Cont." style:family="paragraph" style:name="Numbering_20_5_20_Cont." style:parent-style-name="List">
      <style:paragraph-properties fo:margin-bottom="0.0835in" fo:margin-left="1.25in" fo:margin-right="0in" fo:margin-top="0in" fo:text-indent="0in" loext:contextual-spacing="false" style:auto-text-indent="false"/>
    </style:style>
    <style:style style:class="list" style:display-name="Numbering 5 End" style:family="paragraph" style:name="Numbering_20_5_20_End" style:parent-style-name="List">
      <style:paragraph-properties fo:margin-bottom="0.1665in" fo:margin-left="1.25in" fo:margin-right="0in" fo:margin-top="0in" fo:text-indent="-0.25in" loext:contextual-spacing="false" style:auto-text-indent="false"/>
    </style:style>
    <style:style style:class="list" style:display-name="Numbering 5 Start" style:family="paragraph" style:name="Numbering_20_5_20_Start" style:parent-style-name="List">
      <style:paragraph-properties fo:margin-bottom="0.0835in" fo:margin-left="1.25in" fo:margin-right="0in" fo:margin-top="0.1665in" fo:text-indent="-0.25in" loext:contextual-spacing="false" style:auto-text-indent="false"/>
    </style:style>
    <style:style style:class="index" style:display-name="Object index 1" style:family="paragraph" style:name="Object_20_index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Object index heading" style:family="paragraph" style:name="Object_20_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in" fo:margin-top="0in" loext:contextual-spacing="false"/>
      <style:text-properties fo:font-family="'Courier New'" fo:font-size="10pt"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style:style>
    <style:style style:class="html" style:family="paragraph" style:name="Quotations" style:parent-style-name="Standard">
      <style:paragraph-properties fo:margin-bottom="0.1965in" fo:margin-left="0.3937in" fo:margin-right="0.3937in" fo:margin-top="0in" fo:text-indent="0in" loext:contextual-spacing="false" style:auto-text-indent="false"/>
    </style:style>
    <style:style style:class="extra" style:family="paragraph" style:name="Sender" style:parent-style-name="Standard">
      <style:paragraph-properties fo:margin-bottom="0.0417in" fo:margin-top="0in" loext:contextual-spacing="false"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Table index heading" style:family="paragraph" style:name="Table_20_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in" fo:margin-right="0in" fo:text-indent="0in" style:auto-text-indent="false">
        <style:tab-stops>
          <style:tab-stop style:leader-style="dotted" style:leader-text="." style:position="6.6925in" style:type="right"/>
        </style:tab-stops>
      </style:paragraph-properties>
    </style:style>
    <style:style style:class="index" style:display-name="User Index 10" style:family="paragraph" style:name="User_20_Index_20_10" style:parent-style-name="Index">
      <style:paragraph-properties fo:margin-left="1.7689in" fo:margin-right="0in" fo:text-indent="0in" style:auto-text-indent="false">
        <style:tab-stops>
          <style:tab-stop style:leader-style="dotted" style:leader-text="." style:position="4.9236in" style:type="right"/>
        </style:tab-stops>
      </style:paragraph-properties>
    </style:style>
    <style:style style:class="index" style:display-name="User Index 2" style:family="paragraph" style:name="User_20_Index_20_2" style:parent-style-name="Index">
      <style:paragraph-properties fo:margin-left="0.1965in" fo:margin-right="0in" fo:text-indent="0in" style:auto-text-indent="false">
        <style:tab-stops>
          <style:tab-stop style:leader-style="dotted" style:leader-text="." style:position="6.4957in" style:type="right"/>
        </style:tab-stops>
      </style:paragraph-properties>
    </style:style>
    <style:style style:class="index" style:display-name="User Index 3" style:family="paragraph" style:name="User_20_Index_20_3" style:parent-style-name="Index">
      <style:paragraph-properties fo:margin-left="0.3929in" fo:margin-right="0in" fo:text-indent="0in" style:auto-text-indent="false">
        <style:tab-stops>
          <style:tab-stop style:leader-style="dotted" style:leader-text="." style:position="6.2992in" style:type="right"/>
        </style:tab-stops>
      </style:paragraph-properties>
    </style:style>
    <style:style style:class="index" style:display-name="User Index 4" style:family="paragraph" style:name="User_20_Index_20_4" style:parent-style-name="Index">
      <style:paragraph-properties fo:margin-left="0.5898in" fo:margin-right="0in" fo:text-indent="0in" style:auto-text-indent="false">
        <style:tab-stops>
          <style:tab-stop style:leader-style="dotted" style:leader-text="." style:position="6.1028in" style:type="right"/>
        </style:tab-stops>
      </style:paragraph-properties>
    </style:style>
    <style:style style:class="index" style:display-name="User Index 5" style:family="paragraph" style:name="User_20_Index_20_5" style:parent-style-name="Index">
      <style:paragraph-properties fo:margin-left="0.7862in" fo:margin-right="0in" fo:text-indent="0in" style:auto-text-indent="false">
        <style:tab-stops>
          <style:tab-stop style:leader-style="dotted" style:leader-text="." style:position="5.9063in" style:type="right"/>
        </style:tab-stops>
      </style:paragraph-properties>
    </style:style>
    <style:style style:class="index" style:display-name="User Index 6" style:family="paragraph" style:name="User_20_Index_20_6" style:parent-style-name="Index">
      <style:paragraph-properties fo:margin-left="0.9827in" fo:margin-right="0in" fo:text-indent="0in" style:auto-text-indent="false">
        <style:tab-stops>
          <style:tab-stop style:leader-style="dotted" style:leader-text="." style:position="5.7098in" style:type="right"/>
        </style:tab-stops>
      </style:paragraph-properties>
    </style:style>
    <style:style style:class="index" style:display-name="User Index 7" style:family="paragraph" style:name="User_20_Index_20_7" style:parent-style-name="Index">
      <style:paragraph-properties fo:margin-left="1.1791in" fo:margin-right="0in" fo:text-indent="0in" style:auto-text-indent="false">
        <style:tab-stops>
          <style:tab-stop style:leader-style="dotted" style:leader-text="." style:position="5.5134in" style:type="right"/>
        </style:tab-stops>
      </style:paragraph-properties>
    </style:style>
    <style:style style:class="index" style:display-name="User Index 8" style:family="paragraph" style:name="User_20_Index_20_8" style:parent-style-name="Index">
      <style:paragraph-properties fo:margin-left="1.3756in" fo:margin-right="0in" fo:text-indent="0in" style:auto-text-indent="false">
        <style:tab-stops>
          <style:tab-stop style:leader-style="dotted" style:leader-text="." style:position="5.3165in" style:type="right"/>
        </style:tab-stops>
      </style:paragraph-properties>
    </style:style>
    <style:style style:class="index" style:display-name="User Index 9" style:family="paragraph" style:name="User_20_Index_20_9" style:parent-style-name="Index">
      <style:paragraph-properties fo:margin-left="1.572in" fo:margin-right="0in" fo:text-indent="0in" style:auto-text-indent="false">
        <style:tab-stops>
          <style:tab-stop style:leader-style="dotted" style:leader-text="." style:position="5.1201in" style:type="right"/>
        </style:tab-stops>
      </style:paragraph-properties>
    </style:style>
    <style:style style:class="index" style:display-name="User Index Heading" style:family="paragraph" style:name="User_20_Index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family="StarSymbol" fo:font-size="9pt" style:font-family-asian="StarSymbol" style:font-family-complex="StarSymbol"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fo:font-family="'Courier New'"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6pt solid #000000" fo:margin-bottom="0.0791in" fo:margin-left="0.0791in" fo:margin-right="0.0791in" fo:margin-top="0.0791in" fo:padding="0.0591in" style:horizontal-pos="center" style:horizontal-rel="paragraph-content" style:number-wrapped-paragraphs="no-limit" style:vertical-pos="top" style:vertical-rel="paragraph-content" style:wrap="parallel" style:wrap-contour="false" svg:x="0in" svg:y="0in" text:anchor-type="paragraph"/>
    </style:style>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writing-mode="lr-tb"/>
    </style:default-page-layout>
  </office:styles>
  <office:automatic-styles>
    <style:style style:family="table" style:name="Table1">
      <style:table-properties style:width="6.6924in" table:align="margins"/>
    </style:style>
    <style:style style:family="table-column" style:name="Table1.A">
      <style:table-column-properties style:column-width="1.8354in" style:rel-column-width="17973*"/>
    </style:style>
    <style:style style:family="table-column" style:name="Table1.B">
      <style:table-column-properties style:column-width="2.141in" style:rel-column-width="20965*"/>
    </style:style>
    <style:style style:family="table-column" style:name="Table1.C">
      <style:table-column-properties style:column-width="2.716in" style:rel-column-width="26597*"/>
    </style:style>
    <style:style style:family="table-cell" style:name="Table1.A1">
      <style:table-cell-properties fo:background-color="transparent" fo:border="none" fo:padding="0.0382in">
        <style:background-image/>
      </style:table-cell-properties>
    </style:style>
    <style:style style:family="paragraph" style:name="MP1" style:parent-style-name="Footer">
      <style:text-properties officeooo:paragraph-rsid="0012aaec"/>
    </style:style>
    <style:style style:family="paragraph" style:name="MP2" style:parent-style-name="Table_20_Contents">
      <style:text-properties fo:color="#4c4c4c" fo:font-size="10pt" officeooo:paragraph-rsid="0012ddc5" officeooo:rsid="0012ddc5" style:font-name="Calibri" style:font-size-asian="10pt" style:font-size-complex="10pt"/>
    </style:style>
    <style:style style:family="paragraph" style:name="MP3" style:parent-style-name="Table_20_Contents">
      <style:text-properties fo:color="#4c4c4c" fo:font-size="10pt" officeooo:paragraph-rsid="0013cbb2" officeooo:rsid="0013cbb2" style:font-name="Calibri" style:font-size-asian="10pt" style:font-size-complex="10pt"/>
    </style:style>
    <style:style style:family="paragraph" style:name="MP4" style:parent-style-name="Table_20_Contents">
      <style:text-properties fo:color="#4c4c4c" fo:font-size="10pt" officeooo:paragraph-rsid="0012aaec" style:font-name="Calibri" style:font-size-asian="10pt" style:font-size-complex="10pt"/>
    </style:style>
    <style:style style:family="paragraph" style:name="MP5" style:parent-style-name="Table_20_Contents">
      <style:text-properties fo:color="#4c4c4c" fo:font-size="10pt" officeooo:paragraph-rsid="001545de" officeooo:rsid="0013cbb2" style:font-name="Calibri" style:font-size-asian="10pt" style:font-size-complex="10pt"/>
    </style:style>
    <style:style style:family="paragraph" style:name="MP6" style:parent-style-name="Table_20_Contents">
      <style:text-properties fo:color="#4c4c4c" fo:font-size="10pt" officeooo:paragraph-rsid="0016708a" style:font-name="Calibri" style:font-size-asian="10pt" style:font-size-complex="10pt"/>
    </style:style>
    <style:style style:family="paragraph" style:name="MP7" style:parent-style-name="Table_20_Contents">
      <style:text-properties fo:color="#4c4c4c" fo:font-size="10pt" fo:font-weight="bold" officeooo:paragraph-rsid="0012aaec" style:font-name="Calibri" style:font-size-asian="10pt" style:font-size-complex="10pt" style:font-weight-asian="bold" style:font-weight-complex="bold"/>
    </style:style>
    <style:style style:family="paragraph" style:name="MP8" style:parent-style-name="Table_20_Contents">
      <style:text-properties fo:color="#4c4c4c" fo:font-size="10pt" fo:font-weight="normal" officeooo:paragraph-rsid="0012aaec" officeooo:rsid="000fa9d3" style:font-name="Calibri" style:font-size-asian="10pt" style:font-size-complex="10pt" style:font-weight-asian="normal" style:font-weight-complex="normal"/>
    </style:style>
    <style:style style:family="paragraph" style:name="MP9" style:parent-style-name="Table_20_Contents">
      <style:text-properties fo:color="#4c4c4c" fo:font-size="10pt" officeooo:paragraph-rsid="0012aaec" officeooo:rsid="001002ea" style:font-name="Calibri" style:font-size-asian="10pt" style:font-size-complex="10pt"/>
    </style:style>
    <style:style style:family="paragraph" style:name="MP10" style:parent-style-name="Standard">
      <style:text-properties officeooo:paragraph-rsid="0012aaec"/>
    </style:style>
    <style:style style:family="text" style:name="MT1">
      <style:text-properties officeooo:rsid="0013cbb2"/>
    </style:style>
    <style:style style:family="text" style:name="MT2">
      <style:text-properties fo:font-weight="bold" officeooo:rsid="0013cbb2" style:font-weight-asian="bold" style:font-weight-complex="bold"/>
    </style:style>
    <style:style style:family="text" style:name="MT3">
      <style:text-properties officeooo:rsid="002bdfc2"/>
    </style:style>
    <style:style style:family="text" style:name="MT4">
      <style:text-properties officeooo:rsid="002e5c7d"/>
    </style:style>
    <style:page-layout style:name="Mpm1">
      <style:page-layout-properties fo:margin-bottom="0.7874in" fo:margin-left="0.7874in" fo:margin-right="0.7874in" fo:margin-top="0.7874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style:page-layout style:name="Mpm2">
      <style:page-layout-properties fo:margin-bottom="0.7874in" fo:margin-left="0.7874in" fo:margin-right="0.7874in" fo:margin-top="0.7874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line-style="none" style:rel-width="25%"/>
      </style:page-layout-properties>
      <style:header-style/>
      <style:footer-style>
        <style:header-footer-properties fo:margin-left="0in" fo:margin-right="0in" fo:margin-top="0.1965in" fo:min-height="0in"/>
      </style:footer-style>
    </style:page-layout>
    <style:page-layout style:name="Mpm3">
      <style:page-layout-properties fo:margin-bottom="0in" fo:margin-left="0in" fo:margin-right="0in" fo:margin-top="0in" fo:page-height="4.4882in" fo:page-width="8.9374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landscape"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style:page-layout style:name="Mpm4">
      <style:page-layout-properties fo:margin-bottom="0.3937in" fo:margin-left="0.7874in" fo:margin-right="0.3937in" fo:margin-top="0.3937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style:page-layout style:name="Mpm5" style:page-usage="left">
      <style:page-layout-properties fo:margin-bottom="0.7874in" fo:margin-left="0.7874in" fo:margin-right="0.7874in" fo:margin-top="0.7874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style:page-layout style:name="Mpm6" style:page-usage="right">
      <style:page-layout-properties fo:margin-bottom="0.7874in" fo:margin-left="0.7874in" fo:margin-right="0.7874in" fo:margin-top="0.7874in" fo:page-height="11.6925in" fo:page-width="8.2673in" style:footnote-max-height="0in" style:layout-grid-base-height="0.2165in" style:layout-grid-base-width="0.1457in" style:layout-grid-color="#c0c0c0" style:layout-grid-display="true" style:layout-grid-lines="44" style:layout-grid-mode="none" style:layout-grid-print="true" style:layout-grid-ruby-below="false" style:layout-grid-ruby-height="0in" style:layout-grid-snap-to="true"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header-footer-properties fo:margin-left="0in" fo:margin-right="0in" fo:margin-top="0.1965in" fo:min-height="0in"/>
      </style:footer-style>
    </style:page-layout>
  </office:automatic-styles>
  <office:master-styles>
    <style:master-page style:name="Standard" style:page-layout-name="Mpm1">
      <style:footer>
        <text:p text:style-name="MP1"/>
        <table:table table:name="Table1" table:style-name="Table1">
          <table:table-column table:style-name="Table1.A"/>
          <table:table-column table:style-name="Table1.B"/>
          <table:table-column table:style-name="Table1.C"/>
          <table:table-row>
            <table:table-cell office:value-type="string" table:style-name="Table1.A1">
              <text:p text:style-name="MP2"><text:span>Andreas Siebert</text:span></text:p>
              <text:p text:style-name="MP3"><text:span>IT-Consultant</text:span></text:p>
              <text:p text:style-name="MP3"><text:span>Musterstrasse 00</text:span></text:p>
              <text:p text:style-name="MP4"><text:span text:style-name="MT1"><text:span>50000</text:span></text:span> <text:span>Köln</text:span></text:p>
            </table:table-cell>
            <table:table-cell office:value-type="string" table:style-name="Table1.A1">
              <text:p text:style-name="MP5"><text:span>+49 (0) 176 0000 0000</text:span></text:p>
              <text:p text:style-name="MP6"><text:span text:style-name="MT1"><text:span>ask@touchableheroes.com</text:span></text:span><text:line-break/><text:span text:style-name="MT2"><text:span>Köln</text:span></text:span></text:p>
            </table:table-cell>
            <table:table-cell office:value-type="string" table:style-name="Table1.A1">
              <text:p text:style-name="MP7">Stadtsparkasse Köln/Bonn</text:p>
              <text:p text:style-name="MP4">BLZ.: <text:span>Stadtsparkasse Köln/Bonn</text:span></text:p>
              <text:p text:style-name="MP4">Konto-Nr.: <text:span>00000000</text:span></text:p>
              <text:p text:style-name="MP8">SWIFT-BIC: <text:span>0000000000</text:span></text:p>
              <text:p text:style-name="MP9">IBAN: <text:span>DE00 0000 0000 0000 0000 00</text:span></text:p>
            </table:table-cell>
          </table:table-row>
        </table:table>
        <text:p text:style-name="MP10"/>
      </style:footer>
    </style:master-page>
    <style:master-page style:name="Endnote" style:page-layout-name="Mpm2">
      <style:footer>
        <text:p text:style-name="Footer"/>
      </style:footer>
    </style:master-page>
    <style:master-page style:name="Envelope" style:page-layout-name="Mpm3">
      <style:footer>
        <text:p text:style-name="Footer"/>
      </style:footer>
    </style:master-page>
    <style:master-page style:name="Footnote" style:page-layout-name="Mpm2">
      <style:footer>
        <text:p text:style-name="Footer"/>
      </style:footer>
    </style:master-page>
    <style:master-page style:display-name="First Page" style:name="First_20_Page" style:next-style-name="Standard" style:page-layout-name="Mpm1">
      <style:footer>
        <text:p text:style-name="Footer"/>
      </style:footer>
    </style:master-page>
    <style:master-page style:name="HTML" style:page-layout-name="Mpm4">
      <style:footer>
        <text:p text:style-name="Footer"/>
      </style:footer>
    </style:master-page>
    <style:master-page style:name="Index" style:page-layout-name="Mpm1">
      <style:footer>
        <text:p text:style-name="Footer"/>
      </style:footer>
    </style:master-page>
    <style:master-page style:display-name="Left Page" style:name="Left_20_Page" style:page-layout-name="Mpm5">
      <style:footer>
        <text:p text:style-name="Footer"/>
      </style:footer>
    </style:master-page>
    <style:master-page style:display-name="Right Page" style:name="Right_20_Page" style:page-layout-name="Mpm6">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3T12:23:49.000089108</dc:date>
    <meta:editing-cycles>28</meta:editing-cycles>
    <meta:editing-duration>PT42M29S</meta:editing-duration>
    <meta:initial-creator>asiebert</meta:initial-creator>
    <meta:creation-date>2017-05-10T22:32:35</meta:creation-date>
    <dc:language>en</dc:language>
    <meta:document-statistic meta:table-count="2" meta:image-count="0" meta:object-count="0" meta:page-count="1" meta:paragraph-count="39" meta:word-count="61" meta:character-count="770" meta:non-whitespace-character-count="706"/>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